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d2f55" officeooo:paragraph-rsid="0010ca74"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eeaee" officeooo:paragraph-rsid="0010ca7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f072e" officeooo:paragraph-rsid="0010ca7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f8ede" officeooo:paragraph-rsid="0010ca7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d5d7e" officeooo:paragraph-rsid="0011cd30" style:font-weight-asian="bold" style:font-weight-complex="bold"/>
    </style:style>
    <style:style style:name="P6" style:family="paragraph" style:parent-style-name="Standard">
      <style:text-properties officeooo:rsid="00297f4a" officeooo:paragraph-rsid="0010ca74"/>
    </style:style>
    <style:style style:name="P7" style:family="paragraph" style:parent-style-name="Standard">
      <style:text-properties officeooo:paragraph-rsid="0010ca74"/>
    </style:style>
    <style:style style:name="P8" style:family="paragraph" style:parent-style-name="Standard">
      <style:text-properties fo:font-weight="bold" officeooo:rsid="000d5d7e" officeooo:paragraph-rsid="0011cd30" style:font-weight-asian="bold" style:font-weight-complex="bold"/>
    </style:style>
    <style:style style:name="P9" style:family="paragraph" style:parent-style-name="Standard">
      <style:paragraph-properties fo:padding-left="0in" fo:padding-right="0in" fo:padding-top="0in" fo:padding-bottom="0.0138in" fo:border-left="none" fo:border-right="none" fo:border-top="none" fo:border-bottom="1.5pt solid #00000a"/>
      <style:text-properties officeooo:paragraph-rsid="0010ca74"/>
    </style:style>
    <style:style style:name="P10" style:family="paragraph" style:parent-style-name="Standard">
      <style:paragraph-properties fo:padding="0.0291in" fo:border-left="none" fo:border-right="none" fo:border-top="none" fo:border-bottom="0.99pt solid #000000" style:join-border="false"/>
      <style:text-properties style:text-underline-style="solid" style:text-underline-width="auto" style:text-underline-color="font-color" fo:font-weight="bold" officeooo:rsid="001d2f55" officeooo:paragraph-rsid="0010ca74" style:font-weight-asian="bold" style:font-weight-complex="bold"/>
    </style:style>
    <style:style style:name="P11" style:family="paragraph" style:parent-style-name="Standard">
      <style:paragraph-properties fo:padding="0.0291in" fo:border-left="none" fo:border-right="none" fo:border-top="none" fo:border-bottom="0.99pt solid #000000" style:join-border="false"/>
      <style:text-properties style:text-underline-style="solid" style:text-underline-width="auto" style:text-underline-color="font-color" fo:font-weight="bold" officeooo:rsid="0020ca7a" officeooo:paragraph-rsid="0010ca74" style:font-weight-asian="bold"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c36b0" style:font-style-asian="normal" style:font-style-complex="normal"/>
    </style:style>
    <style:style style:name="T3" style:family="text">
      <style:text-properties fo:font-style="normal" style:text-underline-style="none" officeooo:rsid="0020ca7a"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222725" style:font-style-asian="normal" style:font-weight-asian="normal" style:font-style-complex="normal" style:font-weight-complex="normal"/>
    </style:style>
    <style:style style:name="T6" style:family="text">
      <style:text-properties fo:font-style="normal" style:text-underline-style="none" fo:font-weight="normal" officeooo:rsid="003158e4" style:font-style-asian="normal" style:font-weight-asian="normal" style:font-style-complex="normal" style:font-weight-complex="normal"/>
    </style:style>
    <style:style style:name="T7" style:family="text">
      <style:text-properties fo:font-style="normal" style:text-underline-style="none" fo:font-weight="normal" officeooo:rsid="0020ca7a" style:font-style-asian="normal" style:font-weight-asian="normal" style:font-style-complex="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97f4a" style:font-weight-asian="bold" style:font-weight-complex="bold"/>
    </style:style>
    <style:style style:name="T11" style:family="text">
      <style:text-properties officeooo:rsid="002d80d6"/>
    </style:style>
    <style:style style:name="T12" style:family="text">
      <style:text-properties officeooo:rsid="00297f4a"/>
    </style:style>
    <style:style style:name="T13" style:family="text">
      <style:text-properties fo:font-weight="normal" style:font-weight-asian="normal" style:font-weight-complex="normal"/>
    </style:style>
    <style:style style:name="T14" style:family="text">
      <style:text-properties fo:font-weight="normal" officeooo:rsid="00297f4a" style:font-weight-asian="normal" style:font-weight-complex="normal"/>
    </style:style>
    <style:style style:name="T15" style:family="text">
      <style:text-properties fo:font-weight="normal" officeooo:rsid="002b46ca" style:font-weight-asian="normal" style:font-weight-complex="normal"/>
    </style:style>
    <style:style style:name="T16" style:family="text">
      <style:text-properties officeooo:rsid="002ff3c6"/>
    </style:style>
    <style:style style:name="T17" style:family="text">
      <style:text-properties style:font-name="Wingdings"/>
    </style:style>
    <style:style style:name="T18" style:family="text">
      <style:text-properties officeooo:rsid="002be505"/>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none" fo:font-weight="normal" officeooo:rsid="0020ca7a"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Blocks, Procs, and Lamdas</text:span>: <text:line-break/> <text:tab/>01. A block is just a bit of code between do..end or {}. It’s not an object on its own, but it can be passed to methods like .each or .select. <text:line-break/> <text:s/><text:tab/>02. A proc i<text:span text:style-name="T11">s</text:span> saved block we can use over and over. <text:line-break/> <text:s/><text:tab/>03. A lambda is just like a proc, only it cares about the number of arguments it gets and it returns to its calling method rather than returning immediately. </text:p>
      <text:p text:style-name="P7"><text:span text:style-name="T8">Blocks are not objects (one of the few exceptions to the “everything is an object” rule in Ruby). <text:line-break/></text:span> <text:tab/>Thus, blocks can’t be saved to variables and don’t have all the powers and abilities of a real object. For that we’ll need <text:span text:style-name="T8">procs</text:span>. </text:p>
      <text:p text:style-name="P7"><text:span text:style-name="T8">Procs</text:span>: a “saved” block- just like you can give a bit of code a name and turn it into a method, you can name a block and turn it into a proc. Procs are great for keeping your code <text:span text:style-name="T8">DRY</text:span> (don’t repeat yourself). <text:line-break/> <text:tab/>With blocks, you have to write your code our each time you need it; with a proc, you write your code once and can use it many times. <text:line-break/> <text:tab/>Just call <text:span text:style-name="T8">Proc.new</text:span> and pass in the block you want to save. <text:span text:style-name="T12">(can use </text:span><text:span text:style-name="T10">do</text:span><text:span text:style-name="T14"> / </text:span><text:span text:style-name="T10">end </text:span><text:span text:style-name="T14"><text:s/>or </text:span><text:span text:style-name="T10">{ }</text:span><text:span text:style-name="T14"> for block code)</text:span><text:line-break/> <text:s text:c="4"/><text:tab/>proc_name = Proc.new do<text:line-break/> <text:s/><text:tab/> <text:s/>puts “Text”<text:line-break/> <text:tab/>end<text:line-break/> Ex: to create a proc called <text:span text:style-name="T8">cube</text:span> that cubes a number<text:line-break/> <text:tab/>cube = Proc.new { |x| x ** 3 }<text:tab/> <text:line-break/>We can then pass the proc to a method that would otherwise take a block, and we don’t have to re<text:span text:style-name="T16">w</text:span>rite the block over and over. <text:line-break/> <text:tab/>[1,2,3].collect!(&amp;cube)<text:line-break/> <text:s/><text:tab/># <text:span text:style-name="T17"></text:span> [1,8,27]<text:line-break/> <text:s/><text:tab/>[4,5,6].map!(&amp;cube)<text:line-break/> <text:s/><text:tab/># <text:span text:style-name="T17"></text:span> [64,125,216]<text:line-break/><text:line-break/><text:span text:style-name="T10">&amp;</text:span><text:span text:style-name="T14">:<text:line-break/>- Calling a method with </text:span><text:span text:style-name="T10">&amp; </text:span><text:span text:style-name="T14"><text:s/>in front of a parameter: </text:span>The <text:span text:style-name="T8">&amp;</text:span> is used to convert the <text:span text:style-name="T8">cube</text:span> proc into a block. (since .collect! and .map! normally take a block). <text:line-break/> <text:tab/><text:span text:style-name="T8">(&amp;proc_name): </text:span>use anytime we pass a proc to a method that expects a block. →<text:span text:style-name="T12"> </text:span><text:span text:style-name="T10">method_name.each(&amp;proc_name)</text:span><text:line-break/>- <text:span text:style-name="T12">Defining a method with </text:span><text:span text:style-name="T10"><text:s/>&amp;</text:span><text:span text:style-name="T14"> in front of a parameter: This turns a block into a proc, so it can be assigned to a parameter </text:span><text:span text:style-name="T15">or executed later. </text:span><text:span text:style-name="T14"><text:line-break/><text:tab/></text:span><text:span text:style-name="T10">Def each(&amp;block)</text:span></text:p>
      <text:p text:style-name="P7"/>
      <text:p text:style-name="P7"><text:span text:style-name="T8">Why save our blocks as procs?</text:span><text:line-break/> <text:tab/>01. Procs are full-fledged objects, so they have all the powers and abilities of objects. (Blocks do not.)<text:line-break/> <text:s/><text:tab/>02. Unlike blocks, procs can be called over and over without rewriting them. This prevents you from having to retype the contents of your block every time you need to execute a particular bit of code. </text:p>
      <text:p text:style-name="P7"><text:span text:style-name="T8">.call</text:span> method: easier way of calling a proc (than with a method). <text:line-break/> <text:s/><text:tab/>test = Proc.new { # does something}<text:line-break/> <text:tab/>test.call<text:line-break/> <text:s/># <text:span text:style-name="T17"></text:span> does that something!</text:p>
      <text:p text:style-name="P7"><text:span text:style-name="T8">Converting symbols to procs</text:span> using <text:span text:style-name="T8">&amp;</text:span>: (&amp;:to_s) or to_i, etc<text:line-break/><text:soft-page-break/>Ex: <text:line-break/>strings = [“1”,”2”,”3”]<text:line-break/>nums = strings.map(&amp;:to_i)<text:line-break/> <text:s text:c="3"/># <text:span text:style-name="T17"></text:span> [1,2,3]<text:line-break/>By mapping <text:span text:style-name="T8">&amp;:to_i</text:span> over every element of <text:span text:style-name="T8">strings</text:span>, we turned each string into an integer</text:p>
      <text:p text:style-name="P7"><text:span text:style-name="T8">Lambda</text:span>: identical to procs (except a bit of syntax and a few behavioral quirks)<text:line-break/> <text:tab/>Syntax: <text:line-break/><text:span text:style-name="T12">lambda_name = </text:span>lambda { <text:span text:style-name="T18">|x|</text:span> # <text:span text:style-name="T12">block </text:span>action } <text:line-break/><text:tab/><text:span text:style-name="T12">OR</text:span></text:p>
      <text:p text:style-name="P6">lambda_name = -&gt; { <text:span text:style-name="T18">|x| </text:span>#block action }<text:line-break/>#This syntax is called a stabby lambda</text:p>
      <text:p text:style-name="P7"><text:span text:style-name="T12">Then:<text:line-break/>lambda_name.call <text:s/><text:tab/></text:span><text:line-break/></text:p>
      <text:p text:style-name="P7">Lambdas are useful in the same situations in which you’d use a proc. <text:line-break/>Differences:<text:tab/><text:line-break/> <text:tab/>01. A lambda checks the number of arguments passed to it. Thus, a lambda will throw an error if you pass it the wrong number of arguments, whereas a proc will ignore unexpected arguments and assign <text:span text:style-name="T8">nil</text:span> to any that are missing. <text:line-break/> <text:tab/>02. When a lambda returns, it passes control back to the calling method; when a proc returns, it does so immediately, without going back to the calling method. </text:p>
      <text:p text:style-name="P7">Writing a lambda and passing it through a method: Calling .select on an array to check if each element is a symbol</text:p>
      <text:p text:style-name="P7">symbol_filter = lambda { |<text:span text:style-name="T9">x</text:span>| #magic! } #writing a lambda<text:line-break/>my_array.<text:span text:style-name="T9">select</text:span>(&amp;lambda_name) #passing it through a method<text:line-break/><text:line-break/> <text:s/><text:tab/>TURNS INTO:<text:line-break/>my_array = ["raindrops", :kettles, "whiskers", :mittens, :packages]<text:line-break/>symbol_filter = lambda { |x| x.is_a? Symbol}<text:line-break/>symbols = my_array.select(&amp;symbol_filter)<text:line-break/>_______________________________________</text:p>
      <text:p text:style-name="P7"/>
      <text:p text:style-name="P7"/>
      <text:p text:style-name="P1"><text:span text:style-name="T2">a</text:span><text:span text:style-name="T1">ttr_reader, attr_writer</text:span><text:span text:style-name="T4">: Instead of Ruby needing methods in order to access attributes (ie. If we want to access @name instance variable, we need:<text:line-break/>def name<text:line-break/> <text:s/>@name; end<text:line-break/>)</text:span></text:p>
      <text:p text:style-name="P1"><text:span text:style-name="T4">Now, we can use </text:span><text:span text:style-name="T1">attr_reader</text:span><text:span text:style-name="T4"> and </text:span><text:span text:style-name="T1">attr_writer</text:span><text:span text:style-name="T4">. If we write:<text:line-break/>class Person<text:line-break/> <text:s/>attr_reader :name<text:line-break/> <text:s/>attr_writer :name<text:line-break/> <text:s/>def initialize(name)<text:line-break/> <text:s text:c="3"/>@name = name<text:line-break/> <text:s/>end<text:line-break/>end<text:line-break/><text:tab/>Ruby does something like this automatically:<text:line-break/>def name<text:line-break/> <text:s/>@name<text:line-break/></text:span><text:soft-page-break/><text:span text:style-name="T4">end<text:line-break/><text:line-break/>def name = (value)<text:line-break/> <text:s/>@name = value<text:line-break/>end</text:span></text:p>
      <text:p text:style-name="P1"><text:span text:style-name="T4">Like magic, we can read and write variables as we please. We just pass our instance variables (as symbols) to </text:span><text:span text:style-name="T1">attr_reader </text:span><text:span text:style-name="T4">or</text:span><text:span text:style-name="T1"> attr_writer</text:span><text:span text:style-name="T4">, </text:span><text:span text:style-name="T5">then : and variables, separated by comma. </text:span><text:span text:style-name="T4"><text:line-break/> <text:tab/>(**You can put </text:span><text:span text:style-name="T1">name=</text:span><text:span text:style-name="T4"> in a method name- it says “this method sets a value.”)</text:span></text:p>
      <text:p text:style-name="P10"><text:span text:style-name="T1">attr_accessor</text:span><text:span text:style-name="T4">: To both read and write a particular variable, can use </text:span><text:span text:style-name="T1">attr_accessor</text:span><text:span text:style-name="T4"> to make a variable readable and writable in one fell swoop. </text:span></text:p>
      <text:p text:style-name="P2"><text:span text:style-name="T1">Module:</text:span><text:span text:style-name="T4"> a toolbox that contains a set of methods a</text:span><text:span text:style-name="T6">s</text:span><text:span text:style-name="T4"> constants. There are too many Ruby tools to keep around all the same without cluttering the interpretor, so we keep a bunch of the in modules and only pull in those module toolboxes when we need the constants and methods inside. (They're like classes, but they can't create instances and can't have subclasses- they are just used to store thing!)<text:line-break/><text:tab/>Can pull in pre-existing modules or make your own:</text:span></text:p>
      <text:p text:style-name="P2"><text:span text:style-name="T4">module ModuleName<text:line-break/> <text:s/># module stuff<text:line-break/>end <text:line-break/> <text:tab/>Written in CamelCase (not underscored)<text:line-break/><text:tab/>There aren't variables in modules (since by definition, variables change/vary). Constant, however, stay the same, so including helpful constants is a great idea. (You </text:span><text:span text:style-name="T19">can</text:span><text:span text:style-name="T4"> change the value for a constant once it's initialized, but Ruby will warn you). <text:line-break/> <text:tab/>Ruby </text:span><text:span text:style-name="T1">constants </text:span><text:span text:style-name="T4">are written <text:s/>in ALL_CAPS and words are separated by underscores. (Constants in separ</text:span><text:span text:style-name="T6">a</text:span><text:span text:style-name="T4">te modules are kept separate because they're in separ</text:span><text:span text:style-name="T6">a</text:span><text:span text:style-name="T4">te modules).<text:line-break/><text:tab/><text:tab/> EX: </text:span><text:span text:style-name="T1">PI</text:span><text:span text:style-name="T4"> is a constant which lives in the </text:span><text:span text:style-name="T1">Math</text:span><text:span text:style-name="T4"> module<text:line-break/></text:span></text:p>
      <text:p text:style-name="P3"><text:span text:style-name="T1">namespacing</text:span><text:span text:style-name="T4">: separating methods and constants into named spaces. This is one of the main purposes of modules and <text:s/>it's how Ruby doesn't confuse Math::PI and Circle::PI.<text:line-break/><text:tab/></text:span><text:span text:style-name="T1">Scope resolution operator</text:span><text:span text:style-name="T4"> </text:span><text:span text:style-name="T1">::</text:span><text:span text:style-name="T4"> (double colon): tells Ruby </text:span><text:span text:style-name="T19">where</text:span><text:span text:style-name="T4"> you're looking for a specific bit of code. Can use to reach methods as well as constants- but can't just use </text:span><text:span text:style-name="T1">def some_name</text:span><text:span text:style-name="T4"> b/c that will make an instance method. Instead, we will create methods at the class/module level. Can do in two ways:<text:line-break/><text:tab/>module Circle<text:line-break/><text:tab/> <text:s/>def Circle.area(radius)<text:line-break/><text:tab/> <text:s text:c="3"/>PI * radius**2<text:line-break/><text:tab/>end<text:line-break/>OR with the shortcut: </text:span><text:span text:style-name="T1">self</text:span><text:span text:style-name="T4">, which refers to the current object. Since, above, we're talking about Circle, we can write:<text:line-break/><text:tab/>module Circle<text:line-break/><text:tab/> <text:s/>def </text:span><text:span text:style-name="T1">self</text:span><text:span text:style-name="T4">.area(radius)<text:line-break/><text:tab/> <text:s text:c="3"/>PI * radius**2<text:line-break/><text:tab/>end<text:line-break/></text:span><text:span text:style-name="T1">self</text:span><text:span text:style-name="T4">: can also use this technique (to refer to current object) to define class methods (since modules and classes are also objects).</text:span></text:p>
      <text:p text:style-name="P4"><text:span text:style-name="T4">Some modules, like </text:span><text:span text:style-name="T1">Math</text:span><text:span text:style-name="T4">, are already present in the interpreter. Other need to be explicit</text:span><text:span text:style-name="T6">l</text:span><text:span text:style-name="T4">y brought in, we can do this using </text:span><text:span text:style-name="T1">require</text:span><text:span text:style-name="T4">. <text:line-break/><text:tab/>Require 'module'</text:span></text:p>
      <text:p text:style-name="P4"><text:span text:style-name="T1">include</text:span><text:span text:style-name="T4">: when we </text:span><text:span text:style-name="T1">include</text:span><text:span text:style-name="T4"> a module that has already been </text:span><text:span text:style-name="T1">require</text:span><text:span text:style-name="T4">d, we pull in all its methods and </text:span><text:soft-page-break/><text:span text:style-name="T4">constants at the instance level. So any class that </text:span><text:span text:style-name="T1">include</text:span><text:span text:style-name="T4">s a certain module can create objects (instances) that can use those very same methods. (So, you don't have to keep prepending your constants and methods with the module name, instead ModuleName::method/CONSTANT just write CONSTANT). <text:line-break/><text:tab/>This is why you create instance methods in a module, even though you can't directly instantiate a module: it's to </text:span><text:span text:style-name="T1">include</text:span><text:span text:style-name="T4"> those instance methods in your own classes, which you </text:span><text:span text:style-name="T19">can</text:span><text:span text:style-name="T4"> instantiate. <text:line-break/><text:tab/>Just write: include ModuleName<text:line-break/></text:span><text:span text:style-name="T3">include</text:span><text:span text:style-name="T7"> mixes a module's methods in at the </text:span><text:span text:style-name="T20">instance</text:span><text:span text:style-name="T7"> level (allowing instances of a particular class to use methods).</text:span></text:p>
      <text:p text:style-name="P4"><text:span text:style-name="T1">mixin</text:span><text:span text:style-name="T4">: when a module is used to mix additional behavior and information into a class, it's called a </text:span><text:span text:style-name="T1">mixin</text:span><text:span text:style-name="T4">. They allow us to customize a class without having to rewrite code. </text:span></text:p>
      <text:p text:style-name="P11"><text:span text:style-name="T4">extend: mixes a module's methods in at the </text:span><text:span text:style-name="T19">class</text:span><text:span text:style-name="T4"> level. This means that </text:span><text:span text:style-name="T19">class itself</text:span><text:span text:style-name="T4"> can use the methods, as opposed to </text:span><text:span text:style-name="T19">instances</text:span><text:span text:style-name="T4"> of the class.</text:span></text:p>
      <text:p text:style-name="P8"><text:span text:style-name="T13">.</text:span>split<text:span text:style-name="T13"> is a method for strings, which breaks the string up into an array. An axe is laid on the colon and the line is chopped in half, giving us the </text:span>url<text:span text:style-name="T13"> and </text:span>name<text:span text:style-name="T13"> for each comic. </text:span></text:p>
      <text:p text:style-name="P5"><text:span text:style-name="T4">.strip: removes extra spaces around the url (just in c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17:33:29.319223000</meta:creation-date>
    <dc:date>2013-11-12T17:41:31.293942000</dc:date>
    <meta:editing-duration>PT7M31S</meta:editing-duration>
    <meta:editing-cycles>2</meta:editing-cycles>
    <meta:generator>LibreOffice/4.1.0.4$MacOSX_x86 LibreOffice_project/89ea49ddacd9aa532507cbf852f2bb22b1ace28</meta:generator>
    <meta:document-statistic meta:table-count="0" meta:image-count="0" meta:object-count="0" meta:page-count="4" meta:paragraph-count="25" meta:word-count="1340" meta:character-count="7859" meta:non-whitespace-character-count="6373"/>
  </office:meta>
</office:document-meta>
</file>